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D394EBA7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254cm" fo:min-width="3.75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75cm" svg:height="13.335cm" svg:x="-0.084cm" svg:y="-0.085cm">
            <draw:image xlink:href="Pictures/100000010000027D000001D394EBA7D2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333cm" svg:height="0.584cm" svg:x="4.5cm" svg:y="3.9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1:25:14.752472442</dc:date>
    <meta:editing-duration>PT15M55S</meta:editing-duration>
    <meta:editing-cycles>2</meta:editing-cycles>
    <meta:generator>LibreOffice/24.2.6.2$Linux_X86_64 LibreOffice_project/420$Build-2</meta:generator>
    <meta:document-statistic meta:object-count="3"/>
  </office:meta>
</office:document-meta>
</file>